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42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3;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2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6;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2">
            <text:p>1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2">
            <text:p>1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2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2;13;14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0;9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minf</dc:creator>
    <meta:creation-date>2022-07-26T06:42:39Z</meta:creation-date>
    <dc:date>2023-02-13T12:52:57Z</dc:date>
  </office:meta>
</office:document-meta>
</file>